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ca0" officeooo:paragraph-rsid="00024551"/>
    </style:style>
    <style:style style:name="P2" style:family="paragraph" style:parent-style-name="Standard">
      <style:text-properties officeooo:rsid="00186690" officeooo:paragraph-rsid="00024551"/>
    </style:style>
    <style:style style:name="P3" style:family="paragraph" style:parent-style-name="Standard">
      <style:text-properties officeooo:rsid="00034a1a" officeooo:paragraph-rsid="00034a1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4a1a" officeooo:paragraph-rsid="00034a1a" style:font-weight-asian="bold" style:font-weight-complex="bold"/>
    </style:style>
    <style:style style:name="T1" style:family="text">
      <style:text-properties officeooo:rsid="0018bf6b"/>
    </style:style>
    <style:style style:name="T2" style:family="text">
      <style:text-properties officeooo:rsid="000313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02 – INTERNET <text:s/>AND WEB PROGRAMMING</text:p>
      <text:p text:style-name="P1">DHRUBANKA DUTTA – 17BCE1019</text:p>
      <text:p text:style-name="P1">L – 43,44</text:p>
      <text:p text:style-name="P2"><text:span text:style-name="T1">XML SCHEMA</text:span></text:p>
      <text:p text:style-name="P1">FACULTY : DR. SANDHYA P</text:p>
      <text:p text:style-name="P1"/>
      <text:p text:style-name="P1"/>
      <text:p text:style-name="P4">STUDENT.XSD:</text:p>
      <text:p text:style-name="P3"/>
      <text:p text:style-name="P1">&lt;xs:attribute name="reg_no" type="xs:string" use="required"/&gt; </text:p>
      <text:p text:style-name="P1"/>
      <text:p text:style-name="P1">&lt;?xml version="1.0"?&gt;</text:p>
      <text:p text:style-name="P1">&lt;xs:schema </text:p>
      <text:p text:style-name="P1">elementFormDefault="qualified"&gt;</text:p>
      <text:p text:style-name="P1"/>
      <text:p text:style-name="P1">&lt;xs:element name="student"&gt;</text:p>
      <text:p text:style-name="P1"><text:s text:c="2"/>&lt;xs:complexType&gt;</text:p>
      <text:p text:style-name="P1"><text:s text:c="4"/>&lt;xs:sequence&gt;</text:p>
      <text:p text:style-name="P1"><text:s text:c="6"/>&lt;xs:attribute name="reg_no" type="xs:string" use="required"/&gt; </text:p>
      <text:p text:style-name="P1"><text:s text:c="6"/>&lt;xs:element name="name" type="xs:string"/&gt; first and dlast name as child nodes</text:p>
      <text:p text:style-name="P1"><text:s text:c="8"/>&lt;xs:complexType&gt;</text:p>
      <text:p text:style-name="P1"><text:s text:c="8"/>&lt;xs:sequence&gt;</text:p>
      <text:p text:style-name="P1"><text:tab/> <text:s/>&lt;xs:element name="first_name" type="xs:string"/&gt;</text:p>
      <text:p text:style-name="P1"><text:s text:c="10"/>&lt;xs:element name="last_name" type="xs:string"/&gt;</text:p>
      <text:p text:style-name="P1"><text:s text:c="8"/>&lt;/xs:sequence&gt;</text:p>
      <text:p text:style-name="P1"><text:s text:c="7"/>&lt;/xs:complexType&gt;</text:p>
      <text:p text:style-name="P1"><text:s text:c="6"/>&lt;/xs:element&gt;</text:p>
      <text:p text:style-name="P1"><text:s text:c="6"/>&lt;xs:element name="age" type="xs:string"/&gt;</text:p>
      <text:p text:style-name="P1"><text:s text:c="6"/>&lt;xs:element name="graduate" type="xs:string"/&gt;</text:p>
      <text:p text:style-name="P1">&lt;xs:simpleType&gt;</text:p>
      <text:p text:style-name="P1"><text:s text:c="4"/>&lt;xs:restriction base="xs:string"&gt;</text:p>
      <text:p text:style-name="P1"><text:s text:c="6"/>&lt;xs:enumeration value="UG"/&gt;</text:p>
      <text:p text:style-name="P1"><text:s text:c="6"/>&lt;xs:enumeration value="PG"/&gt;</text:p>
      <text:p text:style-name="P1"><text:s/>&lt;/xs:restriction&gt;</text:p>
      <text:p text:style-name="P1"><text:s text:c="2"/>&lt;/xs:simpleType&gt;</text:p>
      <text:p text:style-name="P1">&lt;/xs:element&gt;</text:p>
      <text:p text:style-name="P1"><text:s text:c="6"/>&lt;xs:element name="program" type="xs:string"/&gt;</text:p>
      <text:p text:style-name="P1">&lt;xs:simpleType&gt;</text:p>
      <text:p text:style-name="P1"><text:s text:c="4"/>&lt;xs:restriction base="xs:string"&gt;</text:p>
      <text:p text:style-name="P1"><text:s text:c="6"/>&lt;xs:enumeration value="btech"/&gt;</text:p>
      <text:p text:style-name="P1"><text:s text:c="6"/>&lt;xs:enumeration value="mtech"/&gt;</text:p>
      <text:p text:style-name="P1"><text:s/>&lt;/xs:restriction&gt;</text:p>
      <text:p text:style-name="P1"><text:s text:c="2"/>&lt;/xs:simpleType&gt;</text:p>
      <text:p text:style-name="P1">&lt;/xs:element&gt;</text:p>
      <text:p text:style-name="P1"><text:s text:c="6"/>&lt;xs:element name="degree" type="xs:string"/&gt; CS,ECE,IT</text:p>
      <text:p text:style-name="P1"><text:s text:c="7"/>&lt;xs:simpleType&gt;</text:p>
      <text:p text:style-name="P1"><text:s text:c="4"/>&lt;xs:restriction base="xs:string"&gt;</text:p>
      <text:p text:style-name="P1"><text:s text:c="6"/>&lt;xs:enumeration value="CS"/&gt;</text:p>
      <text:p text:style-name="P1"><text:s text:c="6"/>&lt;xs:enumeration value="ECE"/&gt;</text:p>
      <text:p text:style-name="P1"><text:s text:c="6"/>&lt;xs:enumeration value="IT"/&gt;</text:p>
      <text:p text:style-name="P1"><text:s text:c="4"/>&lt;/xs:restriction&gt;</text:p>
      <text:p text:style-name="P1"><text:s text:c="2"/>&lt;/xs:simpleType&gt;</text:p>
      <text:p text:style-name="P1"><text:soft-page-break/>&lt;/xs:element&gt;</text:p>
      <text:p text:style-name="P1"><text:s text:c="4"/>&lt;/xs:sequence&gt;</text:p>
      <text:p text:style-name="P1"><text:s text:c="2"/>&lt;/xs:complexType&gt;</text:p>
      <text:p text:style-name="P1">&lt;/xs:element&gt;</text:p>
      <text:p text:style-name="P1"/>
      <text:p text:style-name="P1">&lt;/xs:schema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3:00:56.230403719</meta:creation-date>
    <dc:date>2019-03-28T23:02:20.317337170</dc:date>
    <meta:editing-duration>PT1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105" meta:character-count="1509" meta:non-whitespace-character-count="1277"/>
  </office:meta>
</office:document-meta>
</file>